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3.09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3.676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2.869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2.778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32cm"/>
      <style:paragraph-properties style:writing-mode="lr-tb"/>
    </style:style>
    <style:style style:name="gr7" style:family="graphic" style:parent-style-name="standard">
      <style:graphic-properties svg:stroke-color="#000000" draw:fill="none" draw:textarea-vertical-align="middle" draw:auto-grow-height="false" fo:min-height="1.256cm" fo:min-width="0cm" fo:wrap-option="wrap"/>
    </style:style>
    <style:style style:name="gr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685cm"/>
      <style:paragraph-properties style:writing-mode="lr-tb"/>
    </style:style>
    <style:style style:name="gr11" style:family="graphic" style:parent-style-name="standard">
      <style:graphic-properties svg:stroke-color="#000000" draw:fill="none" draw:textarea-vertical-align="middle" draw:auto-grow-height="false" fo:min-height="2.761cm" fo:min-width="0cm" fo:wrap-option="wrap"/>
    </style:style>
    <style:style style:name="gr12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6.1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3.928cm"/>
      <style:paragraph-properties style:writing-mode="lr-tb"/>
    </style:style>
    <style:style style:name="gr15" style:family="graphic" style:parent-style-name="standard">
      <style:graphic-properties svg:stroke-color="#000000" draw:fill="none" draw:textarea-vertical-align="middle" draw:auto-grow-height="false" fo:min-height="0.954cm" fo:min-width="0cm" fo:wrap-option="wrap"/>
    </style:style>
    <style:style style:name="gr16" style:family="graphic" style:parent-style-name="standard">
      <style:graphic-properties svg:stroke-color="#000000" draw:fill="none" draw:textarea-vertical-align="middle" draw:auto-grow-height="false" fo:min-height="3.362cm" fo:min-width="0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4cm"/>
      <style:paragraph-properties style:writing-mode="lr-tb"/>
    </style:style>
    <style:style style:name="gr19" style:family="graphic" style:parent-style-name="standard">
      <style:graphic-properties svg:stroke-color="#000000" draw:fill="none" draw:textarea-vertical-align="middle" draw:auto-grow-height="false" fo:min-height="0.559cm" fo:min-width="0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19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5.469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02cm" fo:min-width="3.829cm"/>
      <style:paragraph-properties style:writing-mode="lr-tb"/>
    </style:style>
    <style:style style:name="gr24" style:family="graphic" style:parent-style-name="standard">
      <style:graphic-properties svg:stroke-color="#000000" draw:fill="none" draw:textarea-vertical-align="middle" draw:auto-grow-height="false" fo:min-height="1.579cm" fo:min-width="0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4cm" fo:min-width="3.53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97cm" fo:min-width="7.984cm"/>
      <style:paragraph-properties style:writing-mode="lr-tb"/>
    </style:style>
    <style:style style:name="gr28" style:family="graphic" style:parent-style-name="standard">
      <style:graphic-properties svg:stroke-color="#000000" draw:fill="none" draw:textarea-vertical-align="middle" draw:auto-grow-height="false" fo:min-height="3.061cm" fo:min-width="0cm" fo:wrap-option="wrap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02cm" fo:min-width="3.829cm"/>
      <style:paragraph-properties style:writing-mode="lr-tb"/>
    </style:style>
    <style:style style:name="gr30" style:family="graphic" style:parent-style-name="standard">
      <style:graphic-properties svg:stroke-color="#000000" draw:fill="none" draw:textarea-vertical-align="middle" draw:auto-grow-height="false" fo:min-height="1.857cm" fo:min-width="0cm" fo:wrap-option="wrap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7.9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54cm" svg:x="6.08cm" svg:y="4.8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904cm" svg:height="2.54cm" svg:x="24.306cm" svg:y="5.127cm">
          <text:p text:style-name="P1">SEL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4.763cm" svg:height="2.54cm" svg:x="19.414cm" svg:y="20.685cm">
          <text:p text:style-name="P1">PLAY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4.634cm" svg:height="2.54cm" svg:x="35.101cm" svg:y="18.462cm">
          <text:p text:style-name="P1">PAU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4.634cm" svg:height="2.54cm" svg:x="4.938cm" svg:y="14.017cm">
          <text:p text:style-name="P1">E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.168cm" svg:y1="3.286cm" svg:x2="6.824cm" svg:y2="5.182cm" draw:end-shape="id1" draw:end-glue-point="5" svg:d="M1168 3286c0 768 5656-180 5656 1896" svg:viewBox="0 0 5657 1897">
          <text:p/>
        </draw:connector>
        <draw:frame draw:style-name="gr6" draw:text-style-name="P4" draw:layer="layout" svg:width="8.884cm" svg:height="1.673cm" svg:x="1.506cm" svg:y="1.6cm">
          <draw:text-box>
            <text:p><text:span text:style-name="T1">createButtons();</text:span></text:p>
            <text:p><text:span text:style-name="T1">showSubBgGameTitleScreen();</text:span></text:p>
            <text:p><text:span text:style-name="T1">selectedGameMode = GAMEMODE_NONE;</text:span></text:p>
          </draw:text-box>
        </draw:frame>
        <draw:custom-shape draw:style-name="gr7" draw:text-style-name="P3" draw:layer="layout" svg:width="0.318cm" svg:height="1.588cm" svg:x="1.4cm" svg:y="1.61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3" draw:layer="layout" draw:type="curve" svg:x1="11.16cm" svg:y1="6.08cm" svg:x2="27.258cm" svg:y2="5.127cm" draw:start-shape="id1" draw:start-glue-point="10" draw:end-shape="id2" draw:end-glue-point="4" svg:d="M11160 6080c9861 0 8216-727 9776-1153s6322-551 6322 200" svg:viewBox="0 0 16099 1496">
          <text:p/>
        </draw:connector>
        <draw:frame draw:style-name="gr9" draw:text-style-name="P6" draw:layer="layout" svg:width="3.639cm" svg:height="0.725cm" svg:x="11.795cm" svg:y="2.905cm">
          <draw:text-box>
            <text:p text:style-name="P5"><text:span text:style-name="T2">KTek: &lt;START&gt;</text:span></text:p>
          </draw:text-box>
        </draw:frame>
        <draw:frame draw:style-name="gr10" draw:text-style-name="P4" draw:layer="layout" svg:width="13.325cm" svg:height="2.621cm" svg:x="15.605cm" svg:y="1.952cm">
          <draw:text-box>
            <text:p><text:span text:style-name="T1">showSubBgGamemodeSelect();</text:span></text:p>
            <text:p><text:span text:style-name="T1">showMainBgGamemodeSelectModes();</text:span></text:p>
            <text:p><text:span text:style-name="T1">resetGameConfig();</text:span></text:p>
            <text:p><text:span text:style-name="T1">showButton(&amp;buttonSelectModeLimited, &amp;bottomScreenConsole);</text:span></text:p>
            <text:p><text:span text:style-name="T1">showButton(&amp;buttonSelectModeUnlimited, &amp;bottomScreenConsole);</text:span></text:p>
          </draw:text-box>
        </draw:frame>
        <draw:custom-shape draw:style-name="gr11" draw:text-style-name="P3" draw:layer="layout" svg:width="0.318cm" svg:height="3.175cm" svg:x="15.304cm" svg:y="1.63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2" draw:text-style-name="P3" draw:layer="layout" draw:type="curve" svg:x1="25.17cm" svg:y1="7.295cm" svg:x2="21.796cm" svg:y2="20.685cm" draw:start-shape="id2" draw:start-glue-point="7" draw:end-shape="id3" draw:end-glue-point="4" svg:d="M25170 7295c0 10323-3374 3628-3374 13390" svg:viewBox="0 0 3375 13391">
          <text:p/>
        </draw:connector>
        <draw:frame draw:style-name="gr13" draw:text-style-name="P6" draw:layer="layout" svg:width="8.215cm" svg:height="1.199cm" svg:x="29.134cm" svg:y="2.976cm">
          <draw:text-box>
            <text:p text:style-name="P5"><text:span text:style-name="T2">ukimen-pantaila : selectedGameMode </text:span></text:p>
            <text:p text:style-name="P5"><text:span text:style-name="T2"><text:s text:c="24"/></text:span><text:span text:style-name="T2">== GAMEMODE_NONE</text:span></text:p>
          </draw:text-box>
        </draw:frame>
        <draw:frame draw:style-name="gr14" draw:text-style-name="P4" draw:layer="layout" svg:width="4.49cm" svg:height="0.952cm" svg:x="33.022cm" svg:y="4.393cm">
          <draw:text-box>
            <text:p><text:span text:style-name="T1">chooseGameMode();</text:span></text:p>
          </draw:text-box>
        </draw:frame>
        <draw:custom-shape draw:style-name="gr15" draw:text-style-name="P3" draw:layer="layout" svg:width="0.318cm" svg:height="1.27cm" svg:x="32.904cm" svg:y="4.17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2" draw:text-style-name="P3" draw:layer="layout" draw:type="curve" draw:line-skew="0cm 0.58cm" svg:x1="29.346cm" svg:y1="5.499cm" svg:x2="30.21cm" svg:y2="6.397cm" draw:start-shape="id2" draw:start-glue-point="11" draw:end-shape="id2" draw:end-glue-point="10" svg:d="M29346 5499c0-1309 973-1092 1595-540s892 1438-731 1438" svg:viewBox="0 0 2081 1872">
          <text:p/>
        </draw:connector>
        <draw:frame draw:style-name="gr13" draw:text-style-name="P6" draw:layer="layout" svg:width="8.215cm" svg:height="1.199cm" svg:x="25.563cm" svg:y="8.303cm">
          <draw:text-box>
            <text:p text:style-name="P5"><text:span text:style-name="T2">ukimen-pantaila : selectedGameMode </text:span></text:p>
            <text:p text:style-name="P5"><text:span text:style-name="T2"><text:s text:c="24"/></text:span><text:span text:style-name="T2">!= GAMEMODE_NONE</text:span></text:p>
          </draw:text-box>
        </draw:frame>
        <draw:frame draw:style-name="gr10" draw:text-style-name="P4" draw:layer="layout" svg:width="13.139cm" svg:height="3.569cm" svg:x="25.643cm" svg:y="9.373cm">
          <draw:text-box>
            <text:p><text:span text:style-name="T1">hideButton(&amp;buttonSelectModeLimited, &amp;bottomScreenConsole);</text:span></text:p>
            <text:p><text:span text:style-name="T1">hideButton(&amp;buttonSelectModeUnlimited, &amp;bottomScreenConsole);</text:span></text:p>
            <text:p><text:span text:style-name="T1">showMainBgGameplay();</text:span></text:p>
            <text:p><text:span text:style-name="T1">showSubBgGameplayInfo();</text:span></text:p>
            <text:p><text:span text:style-name="T1">showButton(&amp;buttonGameTime, &amp;topScreenConsole);</text:span></text:p>
            <text:p><text:span text:style-name="T1">showButton(&amp;buttonScore, &amp;topScreenConsole);</text:span></text:p>
            <text:p><text:span text:style-name="T1">displayApple(&amp;apple);</text:span></text:p>
          </draw:text-box>
        </draw:frame>
        <draw:custom-shape draw:style-name="gr16" draw:text-style-name="P3" draw:layer="layout" svg:width="0.318cm" svg:height="3.81cm" svg:x="25.425cm" svg:y="9.25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2" draw:text-style-name="P3" draw:layer="layout" draw:type="curve" draw:line-skew="-0.32cm -0.264cm" svg:x1="6.824cm" svg:y1="6.978cm" svg:x2="6.08cm" svg:y2="6.08cm" draw:start-shape="id1" draw:start-glue-point="7" draw:end-shape="id1" draw:end-glue-point="6" svg:d="M6824 6978c0 831-755 693-1228 261s-663-1159 484-1159" svg:viewBox="0 0 1599 1504">
          <text:p/>
        </draw:connector>
        <draw:frame draw:style-name="gr17" draw:text-style-name="P4" draw:layer="layout" svg:width="4.464cm" svg:height="0.725cm" svg:x="3.203cm" svg:y="7.767cm">
          <draw:text-box>
            <text:p><text:span text:style-name="T1">pressStartAnimate();</text:span></text:p>
          </draw:text-box>
        </draw:frame>
        <draw:frame draw:style-name="gr18" draw:text-style-name="P6" draw:layer="layout" svg:width="2.204cm" svg:height="0.725cm" svg:x="1.099cm" svg:y="7.794cm">
          <draw:text-box>
            <text:p text:style-name="P5"><text:span text:style-name="T2">KTimer0</text:span></text:p>
          </draw:text-box>
        </draw:frame>
        <draw:custom-shape draw:style-name="gr19" draw:text-style-name="P7" draw:layer="layout" svg:width="0.318cm" svg:height="0.853cm" svg:x="3.102cm" svg:y="7.76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2" draw:text-style-name="P3" draw:layer="layout" draw:type="curve" draw:line-skew="0.212cm" svg:x1="23.48cm" svg:y1="22.853cm" svg:x2="21.796cm" svg:y2="23.225cm" draw:start-shape="id3" draw:start-glue-point="9" draw:end-shape="id3" draw:end-glue-point="8" svg:d="M23480 22853c0 1629-1684 1443-1684 372" svg:viewBox="0 0 1685 1201">
          <text:p/>
        </draw:connector>
        <draw:frame draw:style-name="gr20" draw:text-style-name="P6" draw:layer="layout" svg:width="2.191cm" svg:height="0.725cm" svg:x="21.956cm" svg:y="24.812cm">
          <draw:text-box>
            <text:p text:style-name="P5"><text:span text:style-name="T2">KTimer0</text:span></text:p>
          </draw:text-box>
        </draw:frame>
        <draw:frame draw:style-name="gr10" draw:text-style-name="P4" draw:layer="layout" svg:width="8.376cm" svg:height="5.939cm" svg:x="24.374cm" svg:y="22.39cm">
          <draw:text-box>
            <text:p><text:span text:style-name="T1">timeLeftToPlay--;</text:span></text:p>
            <text:p><text:span text:style-name="T1">changeAnimationFrameSnake(&amp;snake);</text:span></text:p>
            <text:p><text:span text:style-name="T1">moveSnake(&amp;snake);</text:span></text:p>
            <text:p><text:span text:style-name="T1">displaySnake(&amp;snake);</text:span></text:p>
            <text:p><text:span text:style-name="T1">updateRotationStateSnakeBody(&amp;snake);</text:span></text:p>
            <text:p><text:span text:style-name="T1">updateRotationStateSnakeTail(&amp;snake);</text:span></text:p>
            <text:p><text:span text:style-name="T1">if (appleCollidesSnake(&amp;apple, &amp;snake))</text:span></text:p>
            <text:p><text:span text:style-name="T1">{</text:span></text:p>
            <text:p><text:span text:style-name="T1"><text:s text:c="4"/></text:span><text:span text:style-name="T1">score += SCORE_INCREMENT;</text:span></text:p>
            <text:p><text:span text:style-name="T1"><text:s text:c="4"/></text:span><text:span text:style-name="T1">timeLeftToPlay += TIME_BONUS;</text:span></text:p>
            <text:p><text:span text:style-name="T1"><text:s text:c="4"/></text:span><text:span text:style-name="T1">resetApple(&amp;apple);</text:span></text:p>
            <text:p><text:span text:style-name="T1">}</text:span></text:p>
          </draw:text-box>
        </draw:frame>
        <draw:custom-shape draw:style-name="gr21" draw:text-style-name="P3" draw:layer="layout" svg:width="0.318cm" svg:height="6.033cm" svg:x="24.156cm" svg:y="22.27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6" draw:layer="layout" svg:width="7.504cm" svg:height="1.199cm" svg:x="2.587cm" svg:y="23.296cm">
          <draw:text-box>
            <text:p text:style-name="P5"><text:span text:style-name="T2">KTimer0 : timeLeftToPlay == 0</text:span></text:p>
            <text:p text:style-name="P5"><text:span text:style-name="T2"><text:s text:c="3"/></text:span><text:span text:style-name="T2">|| isSnakeDead == SNAKE_DEAD</text:span></text:p>
          </draw:text-box>
        </draw:frame>
        <draw:frame draw:style-name="gr23" draw:text-style-name="P9" draw:layer="layout" svg:width="4.329cm" svg:height="1.673cm" svg:x="10.207cm" svg:y="23.139cm">
          <draw:text-box>
            <text:p text:style-name="P8"><text:span text:style-name="T1">hideSnake(&amp;snake);</text:span></text:p>
            <text:p text:style-name="P8"><text:span text:style-name="T1">hideApple(&amp;apple);</text:span></text:p>
            <text:p text:style-name="P8"><text:span text:style-name="T1">printGameOver();</text:span></text:p>
          </draw:text-box>
        </draw:frame>
        <draw:custom-shape draw:style-name="gr24" draw:text-style-name="P3" draw:layer="layout" svg:width="0.318cm" svg:height="1.929cm" svg:x="10.107cm" svg:y="23.10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2" draw:text-style-name="P3" draw:layer="layout" draw:type="curve" draw:line-skew="-1.733cm" svg:x1="20.111cm" svg:y1="22.853cm" svg:x2="7.255cm" svg:y2="16.557cm" draw:start-shape="id3" draw:start-glue-point="7" draw:end-shape="id4" draw:end-glue-point="8" svg:d="M20111 22853c0-1288-12856 1859-12856-6296" svg:viewBox="0 0 12857 6297">
          <text:p/>
        </draw:connector>
        <draw:connector draw:style-name="gr12" draw:text-style-name="P3" draw:layer="layout" draw:type="curve" draw:line-skew="-0.392cm" svg:x1="4.938cm" svg:y1="15.287cm" svg:x2="5.616cm" svg:y2="14.389cm" draw:start-shape="id4" draw:start-glue-point="6" draw:end-shape="id4" draw:end-glue-point="5" svg:d="M4938 15287c-1339 0-1116-886-612-1438s1290-769 1290 540" svg:viewBox="0 0 1684 1872">
          <text:p/>
        </draw:connector>
        <draw:frame draw:style-name="gr25" draw:text-style-name="P6" draw:layer="layout" svg:width="2.191cm" svg:height="0.725cm" svg:x="0.531cm" svg:y="12.41cm">
          <draw:text-box>
            <text:p text:style-name="P5"><text:span text:style-name="T2">KTimer0</text:span></text:p>
          </draw:text-box>
        </draw:frame>
        <draw:frame draw:style-name="gr26" draw:text-style-name="P9" draw:layer="layout" svg:width="4.278cm" svg:height="1.199cm" svg:x="2.754cm" svg:y="12.183cm">
          <draw:text-box>
            <text:p text:style-name="P8"><text:span text:style-name="T1">endingTimer--;</text:span></text:p>
            <text:p text:style-name="P8"><text:span text:style-name="T1">showEndingTimer();</text:span></text:p>
          </draw:text-box>
        </draw:frame>
        <draw:custom-shape draw:style-name="gr15" draw:text-style-name="P3" draw:layer="layout" svg:width="0.318cm" svg:height="1.27cm" svg:x="2.536cm" svg:y="12.08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2" draw:text-style-name="P3" draw:layer="layout" draw:type="curve" svg:x1="7.255cm" svg:y1="14.017cm" svg:x2="24.306cm" svg:y2="6.397cm" draw:start-shape="id4" draw:start-glue-point="4" draw:end-shape="id2" draw:end-glue-point="6" svg:d="M7255 14017c0-5080 5683-7620 17051-7620" svg:viewBox="0 0 17052 7621">
          <text:p/>
        </draw:connector>
        <draw:frame draw:style-name="gr22" draw:text-style-name="P6" draw:layer="layout" svg:width="4.477cm" svg:height="1.199cm" svg:x="11.028cm" svg:y="8.837cm">
          <draw:text-box>
            <text:p text:style-name="P5"><text:span text:style-name="T2">KTimer0 : </text:span></text:p>
            <text:p text:style-name="P5"><text:span text:style-name="T2"><text:s text:c="4"/></text:span><text:span text:style-name="T2">endingTimer == 0</text:span></text:p>
          </draw:text-box>
        </draw:frame>
        <draw:frame draw:style-name="gr27" draw:text-style-name="P9" draw:layer="layout" svg:width="8.884cm" svg:height="4.043cm" svg:x="15.346cm" svg:y="7.478cm">
          <draw:text-box>
            <text:p text:style-name="P8"><text:span text:style-name="T1">selectedGameMode = GAMEMODE_NONE;</text:span></text:p>
            <text:p text:style-name="P8"><text:span text:style-name="T1">resetGameConfig();</text:span></text:p>
            <text:p text:style-name="P8"><text:span text:style-name="T1">showSubBgGamemodeSelect();</text:span></text:p>
            <text:p text:style-name="P8"><text:span text:style-name="T1">showMainBgGamemodeSelectModes();</text:span></text:p>
            <text:p text:style-name="P8"><text:span text:style-name="T1">showButton(&amp;buttonSelectModeLimited, </text:span></text:p>
            <text:p text:style-name="P8"><text:span text:style-name="T1"><text:s text:c="20"/></text:span><text:span text:style-name="T1">&amp;bottomScreenConsole);</text:span></text:p>
            <text:p text:style-name="P8"><text:span text:style-name="T1">showButton(&amp;buttonSelectModeUnlimited, </text:span></text:p>
            <text:p text:style-name="P8"><text:span text:style-name="T1"><text:s text:c="20"/></text:span><text:span text:style-name="T1">&amp;bottomScreenConsole);</text:span></text:p>
          </draw:text-box>
        </draw:frame>
        <draw:custom-shape draw:style-name="gr28" draw:text-style-name="P3" draw:layer="layout" svg:width="0.318cm" svg:height="3.493cm" svg:x="15.228cm" svg:y="7.60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6" draw:layer="layout" svg:width="7.792cm" svg:height="1.673cm" svg:x="9.083cm" svg:y="16.789cm">
          <draw:text-box>
            <text:p text:style-name="P5"><text:span text:style-name="T2">KTimer0 : selectedGameMode == </text:span></text:p>
            <text:p text:style-name="P5"><text:span text:style-name="T2"><text:s text:c="17"/></text:span><text:span text:style-name="T2">GAMEMODE_LIMITED</text:span></text:p>
            <text:p text:style-name="P5"><text:span text:style-name="T2"><text:s text:c="17"/></text:span><text:span text:style-name="T2">&amp;&amp; score &gt;= MAX_SCORE</text:span></text:p>
          </draw:text-box>
        </draw:frame>
        <draw:frame draw:style-name="gr29" draw:text-style-name="P9" draw:layer="layout" svg:width="4.329cm" svg:height="1.673cm" svg:x="12.228cm" svg:y="18.594cm">
          <draw:text-box>
            <text:p text:style-name="P8"><text:span text:style-name="T1">hideSnake(&amp;snake);</text:span></text:p>
            <text:p text:style-name="P8"><text:span text:style-name="T1">hideApple(&amp;apple);</text:span></text:p>
            <text:p text:style-name="P8"><text:span text:style-name="T1">printYouWon();</text:span></text:p>
          </draw:text-box>
        </draw:frame>
        <draw:custom-shape draw:style-name="gr24" draw:text-style-name="P3" draw:layer="layout" svg:width="0.318cm" svg:height="1.929cm" svg:x="12.094cm" svg:y="18.46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2" draw:text-style-name="P3" draw:layer="layout" draw:type="curve" svg:x1="19.414cm" svg:y1="21.955cm" svg:x2="8.894cm" svg:y2="16.185cm" draw:start-shape="id3" draw:start-glue-point="6" draw:end-shape="id4" draw:end-glue-point="9" svg:d="M19414 21955c-7014 0-10520-1923-10520-5770" svg:viewBox="0 0 10521 5771">
          <text:p/>
        </draw:connector>
        <draw:connector draw:style-name="gr8" draw:text-style-name="P3" draw:layer="layout" draw:type="curve" svg:x1="9.572cm" svg:y1="15.287cm" svg:x2="20.111cm" svg:y2="21.057cm" draw:start-shape="id4" draw:start-glue-point="10" draw:end-shape="id3" draw:end-glue-point="5" svg:d="M9572 15287c7026 0 10539 1923 10539 5770" svg:viewBox="0 0 10540 5771">
          <text:p/>
        </draw:connector>
        <draw:frame draw:style-name="gr9" draw:text-style-name="P6" draw:layer="layout" svg:width="3.931cm" svg:height="0.725cm" svg:x="9.572cm" svg:y="13.4cm">
          <draw:text-box>
            <text:p text:style-name="P5"><text:span text:style-name="T2">KTek: &lt;SELECT&gt;</text:span></text:p>
          </draw:text-box>
        </draw:frame>
        <draw:frame draw:style-name="gr10" draw:text-style-name="P4" draw:layer="layout" svg:width="10.687cm" svg:height="2.147cm" svg:x="13.382cm" svg:y="12.747cm">
          <draw:text-box>
            <text:p><text:span text:style-name="T1">resetGameConfig();</text:span></text:p>
            <text:p text:style-name="P8"><text:span text:style-name="T1">showButton(&amp;buttonGameTime, &amp;topScreenConsole);</text:span></text:p>
            <text:p text:style-name="P8"><text:span text:style-name="T1">showButton(&amp;buttonScore, &amp;topScreenConsole);</text:span></text:p>
            <text:p text:style-name="P8"><text:span text:style-name="T1">displayApple(&amp;apple);</text:span></text:p>
          </draw:text-box>
        </draw:frame>
        <draw:custom-shape draw:style-name="gr30" draw:text-style-name="P3" draw:layer="layout" svg:width="0.318cm" svg:height="2.223cm" svg:x="13.382cm" svg:y="12.74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6" draw:layer="layout" svg:width="5.442cm" svg:height="1.199cm" svg:x="25.285cm" svg:y="16.205cm">
          <draw:text-box>
            <text:p text:style-name="P5"><text:span text:style-name="T2">KTek : &lt;SELECT&gt; || </text:span></text:p>
            <text:p text:style-name="P5"><text:span text:style-name="T2"><text:s text:c="12"/></text:span><text:span text:style-name="T2">&lt;START&gt; || &lt;LID&gt;</text:span></text:p>
          </draw:text-box>
        </draw:frame>
        <draw:frame draw:style-name="gr31" draw:text-style-name="P4" draw:layer="layout" svg:width="7.619cm" svg:height="1.199cm" svg:x="30.411cm" svg:y="16.087cm">
          <draw:text-box>
            <text:p><text:span text:style-name="T1">showButton(&amp;buttonResumeGame,</text:span></text:p>
            <text:p><text:span text:style-name="T1"><text:s text:c="20"/></text:span><text:span text:style-name="T1">&amp;bottomScreenConsole);</text:span></text:p>
          </draw:text-box>
        </draw:frame>
        <draw:custom-shape draw:style-name="gr15" draw:text-style-name="P3" draw:layer="layout" svg:width="0.318cm" svg:height="1.27cm" svg:x="30.392cm" svg:y="16.08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3" draw:layer="layout" draw:type="curve" svg:x1="23.48cm" svg:y1="21.057cm" svg:x2="37.418cm" svg:y2="18.462cm" draw:start-shape="id3" draw:start-glue-point="11" draw:end-shape="id5" draw:end-glue-point="4" svg:d="M23480 21057c0-4644 13938-3346 13938-2595" svg:viewBox="0 0 13939 3352">
          <text:p/>
        </draw:connector>
        <draw:connector draw:style-name="gr8" draw:text-style-name="P3" draw:layer="layout" draw:type="curve" svg:x1="35.779cm" svg:y1="20.63cm" svg:x2="24.177cm" svg:y2="21.955cm" draw:start-shape="id5" draw:start-glue-point="7" draw:end-shape="id3" draw:end-glue-point="10" svg:d="M35779 20630c0 884-3867 1325-11602 1325" svg:viewBox="0 0 11603 1326">
          <text:p/>
        </draw:connector>
        <draw:frame draw:style-name="gr32" draw:text-style-name="P6" draw:layer="layout" svg:width="3.732cm" svg:height="0.725cm" svg:x="32.745cm" svg:y="21.637cm">
          <draw:text-box>
            <text:p text:style-name="P5"><text:span text:style-name="T2">ukimen-pantaila</text:span></text:p>
          </draw:text-box>
        </draw:frame>
        <draw:frame draw:style-name="gr31" draw:text-style-name="P4" draw:layer="layout" svg:width="7.619cm" svg:height="1.199cm" svg:x="33.404cm" svg:y="22.272cm">
          <draw:text-box>
            <text:p><text:span text:style-name="T1">hideButton(&amp;buttonResumeGame,</text:span></text:p>
            <text:p><text:span text:style-name="T1"><text:s text:c="20"/></text:span><text:span text:style-name="T1">&amp;bottomScreenConsole);</text:span></text:p>
          </draw:text-box>
        </draw:frame>
        <draw:custom-shape draw:style-name="gr15" draw:text-style-name="P3" draw:layer="layout" svg:width="0.318cm" svg:height="1.27cm" svg:x="33.385cm" svg:y="22.27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6" draw:layer="layout" svg:width="5.874cm" svg:height="1.199cm" svg:x="14.811cm" svg:y="24.248cm">
          <draw:text-box>
            <text:p text:style-name="P5"><text:span text:style-name="T2">KTek : &lt;UP&gt; || &lt;DOWN&gt;</text:span></text:p>
            <text:p text:style-name="P5"><text:span text:style-name="T2"><text:s text:c="10"/></text:span><text:span text:style-name="T2">|| &lt;RIGHT&gt; || &lt;LEFT&gt;</text:span></text:p>
          </draw:text-box>
        </draw:frame>
        <draw:frame draw:style-name="gr33" draw:text-style-name="P9" draw:layer="layout" svg:width="8.423cm" svg:height="0.725cm" svg:x="15.755cm" svg:y="26.083cm">
          <draw:text-box>
            <text:p text:style-name="P8"><text:span text:style-name="T1">updateRotationStateSnakeHead(&amp;snake);</text:span></text:p>
          </draw:text-box>
        </draw:frame>
        <draw:custom-shape draw:style-name="gr15" draw:text-style-name="P3" draw:layer="layout" svg:width="0.318cm" svg:height="1.27cm" svg:x="15.605cm" svg:y="25.765cm">
          <text:p/>
          <draw:enhanced-geometry svg:viewBox="0 0 21600 21600" draw:mirror-horizontal="false" draw:mirror-vertical="false" draw:glue-points="21600 0 0 10800 21600 21600" draw:text-areas="13800 ?f9 21600 ?f10" draw:type="left-brace" draw:modifiers="2175.2950432730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2" draw:text-style-name="P3" draw:layer="layout" draw:type="curve" draw:line-skew="0.424cm" svg:x1="21.796cm" svg:y1="23.225cm" svg:x2="20.111cm" svg:y2="22.853cm" draw:start-shape="id3" draw:start-glue-point="8" draw:end-shape="id3" draw:end-glue-point="7" svg:d="M21796 23225c0 1389-1685 1575-1685-372" svg:viewBox="0 0 1686 143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1T20:10:11.353514402</meta:creation-date>
    <dc:date>2022-05-19T19:49:13.675427300</dc:date>
    <meta:editing-duration>PT20M28S</meta:editing-duration>
    <meta:editing-cycles>5</meta:editing-cycles>
    <meta:generator>LibreOffice/7.3.2.2$Linux_X86_64 LibreOffice_project/30$Build-2</meta:generator>
    <meta:document-statistic meta:object-count="60"/>
  </office:meta>
</office:document-meta>
</file>